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5124">
      <style:table-cell-properties style:rotation-align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53in" svg:x="4.5205in" svg:y="15.7697in">
            <draw:object draw:notify-on-update-of-ranges="Sheet1.A1:Sheet1.A3 Sheet1.A4:Sheet1.A119 Sheet1.B1:Sheet1.B3 Sheet1.B4:Sheet1.B119 Sheet1.C1:Sheet1.C3 Sheet1.C4:Sheet1.C119 Sheet1.D1:Sheet1.D3 Sheet1.D4:Sheet1.D119 Sheet1.E1:Sheet1.E3 Sheet1.E4:Sheet1.E1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>
            <text:p>product</text:p>
          </table:table-cell>
          <table:table-cell office:value-type="string">
            <text:p>usd_price</text:p>
          </table:table-cell>
          <table:table-cell table:style-name="Default" office:value-type="string">
            <text:p>price_date</text:p>
          </table:table-cell>
          <table:table-cell office:value-type="string">
            <text:p>operative</text:p>
          </table:table-cell>
          <table:table-cell office:value-type="string">
            <text:p>price_type_id/id</text:p>
          </table:table-cell>
        </table:table-row>
        <table:table-row table:style-name="ro2">
          <table:table-cell table:style-name="ce1" office:value-type="string">
            <text:p>ACEFATE 97 WP</text:p>
          </table:table-cell>
          <table:table-cell office:value-type="string">
            <text:p>9.5</text:p>
          </table:table-cell>
          <table:table-cell office:value-type="date" office:date-value="2012-04-03">
            <text:p>4/3/2012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table:style-name="ce1" office:value-type="string">
            <text:p>ACEFATE 97 WP</text:p>
          </table:table-cell>
          <table:table-cell office:value-type="string">
            <text:p>7.22</text:p>
          </table:table-cell>
          <table:table-cell office:value-type="date" office:date-value="2012-04-03">
            <text:p>4/3/2012</text:p>
          </table:table-cell>
          <table:table-cell office:value-type="string">
            <text:p>AGROTEC</text:p>
          </table:table-cell>
          <table:table-cell office:value-type="string">
            <text:p>E</text:p>
          </table:table-cell>
        </table:table-row>
        <table:table-row table:style-name="ro2">
          <table:table-cell table:style-name="ce1" office:value-type="string">
            <text:p>ACEFATE 97 WP</text:p>
          </table:table-cell>
          <table:table-cell table:style-name="ce2" office:value-type="float" office:value="13">
            <text:p>13</text:p>
          </table:table-cell>
          <table:table-cell office:value-type="date" office:date-value="2012-04-03">
            <text:p>4/3/2012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table:style-name="ce1" office:value-type="string">
            <text:p>ACEFATE 97 WP</text:p>
          </table:table-cell>
          <table:table-cell office:value-type="string">
            <text:p>7.5</text:p>
          </table:table-cell>
          <table:table-cell office:value-type="date" office:date-value="2012-04-03">
            <text:p>4/3/2012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table:style-name="ce1" office:value-type="string">
            <text:p>ACEFATE 97 WP</text:p>
          </table:table-cell>
          <table:table-cell office:value-type="string">
            <text:p>7.5</text:p>
          </table:table-cell>
          <table:table-cell office:value-type="date" office:date-value="2012-04-03">
            <text:p>4/3/2012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AMETRINA 50 SC</text:p>
          </table:table-cell>
          <table:table-cell office:value-type="string">
            <text:p>4.1</text:p>
          </table:table-cell>
          <table:table-cell office:value-type="date" office:date-value="2012-07-26">
            <text:p>7/26/2012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AMETRINA 50 SC</text:p>
          </table:table-cell>
          <table:table-cell table:style-name="ce2" office:value-type="float" office:value="7">
            <text:p>7</text:p>
          </table:table-cell>
          <table:table-cell office:value-type="date" office:date-value="2012-07-26">
            <text:p>7/26/2012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AMETRINA 50 SC</text:p>
          </table:table-cell>
          <table:table-cell office:value-type="string">
            <text:p>4.07</text:p>
          </table:table-cell>
          <table:table-cell office:value-type="date" office:date-value="2012-07-26">
            <text:p>7/26/2012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AMETRINA 50 SC</text:p>
          </table:table-cell>
          <table:table-cell office:value-type="string">
            <text:p>3.15</text:p>
          </table:table-cell>
          <table:table-cell office:value-type="date" office:date-value="2012-07-26">
            <text:p>7/26/2012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ATRAZINA 90 WG</text:p>
          </table:table-cell>
          <table:table-cell office:value-type="string">
            <text:p>5.15</text:p>
          </table:table-cell>
          <table:table-cell office:value-type="date" office:date-value="2013-08-02">
            <text:p>8/2/2013</text:p>
          </table:table-cell>
          <table:table-cell office:value-type="string">
            <text:p>AGROTEC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ATRAZINA 90 WG</text:p>
          </table:table-cell>
          <table:table-cell office:value-type="string">
            <text:p>7.5</text:p>
          </table:table-cell>
          <table:table-cell office:value-type="date" office:date-value="2013-08-02">
            <text:p>8/2/2013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ATRAZINA 90 WG</text:p>
          </table:table-cell>
          <table:table-cell office:value-type="string">
            <text:p>5.5</text:p>
          </table:table-cell>
          <table:table-cell office:value-type="date" office:date-value="2013-08-02">
            <text:p>8/2/2013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ATRAZINA 90 WG</text:p>
          </table:table-cell>
          <table:table-cell office:value-type="string">
            <text:p>4.95</text:p>
          </table:table-cell>
          <table:table-cell office:value-type="date" office:date-value="2013-08-02">
            <text:p>8/2/2013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ATRAZINA 45 + SIMAZINA 45 WG</text:p>
          </table:table-cell>
          <table:table-cell office:value-type="string">
            <text:p>5.80</text:p>
          </table:table-cell>
          <table:table-cell office:value-type="date" office:date-value="2013-07-25">
            <text:p>7/25/2013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ATRAZINA 45 + SIMAZINA 45 WG</text:p>
          </table:table-cell>
          <table:table-cell office:value-type="string">
            <text:p>5.55</text:p>
          </table:table-cell>
          <table:table-cell office:value-type="date" office:date-value="2013-07-25">
            <text:p>7/25/2013</text:p>
          </table:table-cell>
          <table:table-cell office:value-type="string">
            <text:p>AGROTE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ATRAZINA 45 + SIMAZINA 45 WG</text:p>
          </table:table-cell>
          <table:table-cell office:value-type="string">
            <text:p>8.9</text:p>
          </table:table-cell>
          <table:table-cell office:value-type="date" office:date-value="2013-07-25">
            <text:p>7/25/2013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ATRAZINA 45 + SIMAZINA 45 WG</text:p>
          </table:table-cell>
          <table:table-cell office:value-type="string">
            <text:p>5.6</text:p>
          </table:table-cell>
          <table:table-cell office:value-type="date" office:date-value="2013-07-25">
            <text:p>7/25/2013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ATRAZINA 45 + SIMAZINA 45 WG</text:p>
          </table:table-cell>
          <table:table-cell office:value-type="string">
            <text:p>5.18</text:p>
          </table:table-cell>
          <table:table-cell office:value-type="date" office:date-value="2013-07-25">
            <text:p>7/25/2013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CLETODIM 24 EC</text:p>
          </table:table-cell>
          <table:table-cell table:style-name="ce2" office:value-type="string">
            <text:p>7.83</text:p>
          </table:table-cell>
          <table:table-cell office:value-type="date" office:date-value="2013-03-28">
            <text:p>3/28/2013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CLETODIM 24 EC</text:p>
          </table:table-cell>
          <table:table-cell table:style-name="ce2" office:value-type="string">
            <text:p>8.25</text:p>
          </table:table-cell>
          <table:table-cell office:value-type="date" office:date-value="2013-03-28">
            <text:p>3/28/2013</text:p>
          </table:table-cell>
          <table:table-cell office:value-type="string">
            <text:p>AGROTE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CLETODIM 24 EC</text:p>
          </table:table-cell>
          <table:table-cell table:style-name="ce2" office:value-type="string">
            <text:p>7.5</text:p>
          </table:table-cell>
          <table:table-cell office:value-type="date" office:date-value="2013-03-28">
            <text:p>3/28/2013</text:p>
          </table:table-cell>
          <table:table-cell office:value-type="string">
            <text:p>AGROTEC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CLETODIM 24 EC</text:p>
          </table:table-cell>
          <table:table-cell table:style-name="ce2" office:value-type="float" office:value="13">
            <text:p>13</text:p>
          </table:table-cell>
          <table:table-cell office:value-type="date" office:date-value="2013-03-28">
            <text:p>3/28/2013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CLETODIM 24 EC</text:p>
          </table:table-cell>
          <table:table-cell table:style-name="ce2" office:value-type="string">
            <text:p>7.9</text:p>
          </table:table-cell>
          <table:table-cell office:value-type="date" office:date-value="2013-03-28">
            <text:p>3/28/2013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CLETODIM 24 EC</text:p>
          </table:table-cell>
          <table:table-cell table:style-name="ce2" office:value-type="float" office:value="8">
            <text:p>8</text:p>
          </table:table-cell>
          <table:table-cell office:value-type="date" office:date-value="2013-03-28">
            <text:p>3/28/2013</text:p>
          </table:table-cell>
          <table:table-cell office:value-type="string">
            <text:p>AGROTEC</text:p>
          </table:table-cell>
          <table:table-cell table:style-name="ce2" office:value-type="string">
            <text:p>BP</text:p>
          </table:table-cell>
        </table:table-row>
        <table:table-row table:style-name="ro2">
          <table:table-cell office:value-type="string">
            <text:p>FIPRONIL 25 FS</text:p>
          </table:table-cell>
          <table:table-cell table:style-name="ce2" office:value-type="float" office:value="28">
            <text:p>28</text:p>
          </table:table-cell>
          <table:table-cell office:value-type="date" office:date-value="2012-03-31">
            <text:p>3/31/2012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FIPRONIL 25 FS</text:p>
          </table:table-cell>
          <table:table-cell table:style-name="ce2" office:value-type="string">
            <text:p>27.89</text:p>
          </table:table-cell>
          <table:table-cell office:value-type="date" office:date-value="2012-03-31">
            <text:p>3/31/2012</text:p>
          </table:table-cell>
          <table:table-cell office:value-type="string">
            <text:p>AGROTE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FIPRONIL 25 FS</text:p>
          </table:table-cell>
          <table:table-cell table:style-name="ce2" office:value-type="float" office:value="20">
            <text:p>20</text:p>
          </table:table-cell>
          <table:table-cell office:value-type="date" office:date-value="2012-03-31">
            <text:p>3/31/2012</text:p>
          </table:table-cell>
          <table:table-cell office:value-type="string">
            <text:p>AGROTEC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FIPRONIL 25 FS</text:p>
          </table:table-cell>
          <table:table-cell office:value-type="string">
            <text:p>31.50</text:p>
          </table:table-cell>
          <table:table-cell office:value-type="date" office:date-value="2012-03-31">
            <text:p>3/31/2012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FIPRONIL 25 FS</text:p>
          </table:table-cell>
          <table:table-cell office:value-type="string">
            <text:p>19.20</text:p>
          </table:table-cell>
          <table:table-cell office:value-type="date" office:date-value="2012-03-31">
            <text:p>3/31/2012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FIPRONIL 25 FS</text:p>
          </table:table-cell>
          <table:table-cell office:value-type="string">
            <text:p>19.62</text:p>
          </table:table-cell>
          <table:table-cell office:value-type="date" office:date-value="2012-03-31">
            <text:p>3/31/2012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GLIFOSATO 75,7 SG</text:p>
          </table:table-cell>
          <table:table-cell office:value-type="string">
            <text:p>4.85</text:p>
          </table:table-cell>
          <table:table-cell office:value-type="date" office:date-value="2012-08-15">
            <text:p>8/15/2012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GLIFOSATO 75,7 SG</text:p>
          </table:table-cell>
          <table:table-cell office:value-type="string">
            <text:p>4.24</text:p>
          </table:table-cell>
          <table:table-cell office:value-type="date" office:date-value="2012-08-15">
            <text:p>8/15/2012</text:p>
          </table:table-cell>
          <table:table-cell office:value-type="string">
            <text:p>AGROTEC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GLIFOSATO 75,7 SG</text:p>
          </table:table-cell>
          <table:table-cell office:value-type="string">
            <text:p>7.3</text:p>
          </table:table-cell>
          <table:table-cell office:value-type="date" office:date-value="2012-08-15">
            <text:p>8/15/2012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GLIFOSATO 75,7 SG</text:p>
          </table:table-cell>
          <table:table-cell office:value-type="string">
            <text:p>5.36</text:p>
          </table:table-cell>
          <table:table-cell office:value-type="date" office:date-value="2012-08-15">
            <text:p>8/15/2012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GLIFOSATO 75,7 SG</text:p>
          </table:table-cell>
          <table:table-cell office:value-type="string">
            <text:p>3.9</text:p>
          </table:table-cell>
          <table:table-cell office:value-type="date" office:date-value="2012-08-15">
            <text:p>8/15/2012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IMIDACLOPRIDO 35 SC</text:p>
          </table:table-cell>
          <table:table-cell table:style-name="ce2" office:value-type="float" office:value="11">
            <text:p>11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IMIDACLOPRIDO 35 SC</text:p>
          </table:table-cell>
          <table:table-cell office:value-type="string">
            <text:p>12.34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IMIDACLOPRIDO 35 SC</text:p>
          </table:table-cell>
          <table:table-cell office:value-type="string">
            <text:p>15.5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IMIDACLOPRIDO 35 SC</text:p>
          </table:table-cell>
          <table:table-cell office:value-type="string">
            <text:p>10.7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IMIDACLOPRIDO 35 SC</text:p>
          </table:table-cell>
          <table:table-cell office:value-type="string">
            <text:p>7.45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IMIDACLOPRIDO 70 WS</text:p>
          </table:table-cell>
          <table:table-cell office:value-type="string">
            <text:p>20.3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IMIDACLOPRIDO 70 WS</text:p>
          </table:table-cell>
          <table:table-cell office:value-type="string">
            <text:p>18.41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IMIDACLOPRIDO 70 WS</text:p>
          </table:table-cell>
          <table:table-cell office:value-type="string">
            <text:p>16.76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IMIDACLOPRIDO 70 WS</text:p>
          </table:table-cell>
          <table:table-cell office:value-type="string">
            <text:p>7.75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IMIDACLOPRIDO 70 WS</text:p>
          </table:table-cell>
          <table:table-cell office:value-type="string">
            <text:p>13.83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IMIDACLOPRIDO 70 WS</text:p>
          </table:table-cell>
          <table:table-cell office:value-type="string">
            <text:p>13.80</text:p>
          </table:table-cell>
          <table:table-cell office:value-type="date" office:date-value="2012-09-12">
            <text:p>9/12/2012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PARAQUATE 24 SL</text:p>
          </table:table-cell>
          <table:table-cell office:value-type="string">
            <text:p>2.26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PARAQUATE 24 SL</text:p>
          </table:table-cell>
          <table:table-cell office:value-type="string">
            <text:p>2.30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PARAQUATE 24 SL</text:p>
          </table:table-cell>
          <table:table-cell office:value-type="string">
            <text:p>1.63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PARAQUATE 24 SL</text:p>
          </table:table-cell>
          <table:table-cell office:value-type="string">
            <text:p>3.30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PARAQUATE 24 SL</text:p>
          </table:table-cell>
          <table:table-cell office:value-type="string">
            <text:p>2.12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PARAQUATE 24 SL</text:p>
          </table:table-cell>
          <table:table-cell office:value-type="string">
            <text:p>2.10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TIODICARBE 35 SC</text:p>
          </table:table-cell>
          <table:table-cell office:value-type="string">
            <text:p>9.9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TIODICARBE 35 SC</text:p>
          </table:table-cell>
          <table:table-cell office:value-type="string">
            <text:p>9.5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TIODICARBE 35 SC</text:p>
          </table:table-cell>
          <table:table-cell office:value-type="string">
            <text:p>9.9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TIODICARBE 35 SC</text:p>
          </table:table-cell>
          <table:table-cell table:style-name="ce2" office:value-type="float" office:value="15">
            <text:p>15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TIODICARBE 35 SC</text:p>
          </table:table-cell>
          <table:table-cell office:value-type="string">
            <text:p>9.9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TIODICARBE 35 SC</text:p>
          </table:table-cell>
          <table:table-cell office:value-type="string">
            <text:p>8.6</text:p>
          </table:table-cell>
          <table:table-cell office:value-type="date" office:date-value="2012-09-17">
            <text:p>9/17/2012</text:p>
          </table:table-cell>
          <table:table-cell office:value-type="string">
            <text:p>AGROTEC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float" office:value="12">
            <text:p>12</text:p>
          </table:table-cell>
          <table:table-cell office:value-type="date" office:date-value="2012-04-03">
            <text:p>4/3/2012</text:p>
          </table:table-cell>
          <table:table-cell office:value-type="string">
            <text:p>CAELUM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string">
            <text:p>15.10</text:p>
          </table:table-cell>
          <table:table-cell office:value-type="date" office:date-value="2012-04-03">
            <text:p>4/3/2012</text:p>
          </table:table-cell>
          <table:table-cell office:value-type="string">
            <text:p>CAELUM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float" office:value="23">
            <text:p>23</text:p>
          </table:table-cell>
          <table:table-cell office:value-type="date" office:date-value="2012-04-03">
            <text:p>4/3/2012</text:p>
          </table:table-cell>
          <table:table-cell office:value-type="string">
            <text:p>CAELUM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string">
            <text:p>12.55</text:p>
          </table:table-cell>
          <table:table-cell office:value-type="date" office:date-value="2012-04-03">
            <text:p>4/3/2012</text:p>
          </table:table-cell>
          <table:table-cell office:value-type="string">
            <text:p>CAELUM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float" office:value="22">
            <text:p>22</text:p>
          </table:table-cell>
          <table:table-cell office:value-type="date" office:date-value="2012-04-03">
            <text:p>4/3/2012</text:p>
          </table:table-cell>
          <table:table-cell office:value-type="string">
            <text:p>CAELUM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FLUTRIAFOL 20 + CARBENDAZIM 50 WG</text:p>
          </table:table-cell>
          <table:table-cell table:style-name="ce2" office:value-type="string">
            <text:p>23.89</text:p>
          </table:table-cell>
          <table:table-cell office:value-type="date" office:date-value="2012-08-15">
            <text:p>8/15/2012</text:p>
          </table:table-cell>
          <table:table-cell office:value-type="string">
            <text:p>CAELUM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FLUTRIAFOL 20 + CARBENDAZIM 50 WG</text:p>
          </table:table-cell>
          <table:table-cell table:style-name="ce2" office:value-type="string">
            <text:p>24.7</text:p>
          </table:table-cell>
          <table:table-cell office:value-type="date" office:date-value="2012-08-15">
            <text:p>8/15/2012</text:p>
          </table:table-cell>
          <table:table-cell office:value-type="string">
            <text:p>CAELUM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FLUTRIAFOL 20 + CARBENDAZIM 50 WG</text:p>
          </table:table-cell>
          <table:table-cell table:style-name="ce2" office:value-type="float" office:value="16">
            <text:p>16</text:p>
          </table:table-cell>
          <table:table-cell office:value-type="date" office:date-value="2012-08-15">
            <text:p>8/15/2012</text:p>
          </table:table-cell>
          <table:table-cell office:value-type="string">
            <text:p>CAELUM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FLUTRIAFOL 20 + CARBENDAZIM 50 WG</text:p>
          </table:table-cell>
          <table:table-cell table:style-name="ce2" office:value-type="string">
            <text:p>9.4</text:p>
          </table:table-cell>
          <table:table-cell office:value-type="date" office:date-value="2012-08-15">
            <text:p>8/15/2012</text:p>
          </table:table-cell>
          <table:table-cell office:value-type="string">
            <text:p>CAELUM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FLUTRIAFOL 20 + CARBENDAZIM 50 WG</text:p>
          </table:table-cell>
          <table:table-cell table:style-name="ce2" office:value-type="float" office:value="15">
            <text:p>15</text:p>
          </table:table-cell>
          <table:table-cell office:value-type="date" office:date-value="2012-08-15">
            <text:p>8/15/2012</text:p>
          </table:table-cell>
          <table:table-cell office:value-type="string">
            <text:p>CAELUM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TEBUCONAZOLE 43 SC</text:p>
          </table:table-cell>
          <table:table-cell table:style-name="ce2" office:value-type="string">
            <text:p>7.8</text:p>
          </table:table-cell>
          <table:table-cell office:value-type="date" office:date-value="2012-07-01">
            <text:p>7/1/2012</text:p>
          </table:table-cell>
          <table:table-cell office:value-type="string">
            <text:p>CAELUM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TEBUCONAZOLE 43 SC</text:p>
          </table:table-cell>
          <table:table-cell table:style-name="ce2" office:value-type="string">
            <text:p>7.5</text:p>
          </table:table-cell>
          <table:table-cell office:value-type="date" office:date-value="2012-07-01">
            <text:p>7/1/2012</text:p>
          </table:table-cell>
          <table:table-cell office:value-type="string">
            <text:p>CAELUM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TEBUCONAZOLE 43 SC</text:p>
          </table:table-cell>
          <table:table-cell table:style-name="ce2" office:value-type="float" office:value="12">
            <text:p>12</text:p>
          </table:table-cell>
          <table:table-cell office:value-type="date" office:date-value="2012-07-01">
            <text:p>7/1/2012</text:p>
          </table:table-cell>
          <table:table-cell office:value-type="string">
            <text:p>CAELUM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TEBUCONAZOLE 43 SC</text:p>
          </table:table-cell>
          <table:table-cell table:style-name="ce2" office:value-type="string">
            <text:p>6.82</text:p>
          </table:table-cell>
          <table:table-cell office:value-type="date" office:date-value="2012-07-01">
            <text:p>7/1/2012</text:p>
          </table:table-cell>
          <table:table-cell office:value-type="string">
            <text:p>CAELUM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TEBUCONAZOLE 43 SC</text:p>
          </table:table-cell>
          <table:table-cell table:style-name="ce2" office:value-type="float" office:value="11">
            <text:p>11</text:p>
          </table:table-cell>
          <table:table-cell office:value-type="date" office:date-value="2012-07-01">
            <text:p>7/1/2012</text:p>
          </table:table-cell>
          <table:table-cell office:value-type="string">
            <text:p>CAELUM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LUFENUROM 5 EC</text:p>
          </table:table-cell>
          <table:table-cell table:style-name="ce2" office:value-type="string">
            <text:p>5.8</text:p>
          </table:table-cell>
          <table:table-cell office:value-type="date" office:date-value="2012-03-28">
            <text:p>3/28/2012</text:p>
          </table:table-cell>
          <table:table-cell office:value-type="string">
            <text:p>CAELUM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LUFENUROM 5 EC</text:p>
          </table:table-cell>
          <table:table-cell table:style-name="ce2" office:value-type="float" office:value="6">
            <text:p>6</text:p>
          </table:table-cell>
          <table:table-cell office:value-type="date" office:date-value="2012-03-28">
            <text:p>3/28/2012</text:p>
          </table:table-cell>
          <table:table-cell office:value-type="string">
            <text:p>CAELUM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LUFENUROM 5 EC</text:p>
          </table:table-cell>
          <table:table-cell office:value-type="string">
            <text:p>11.5</text:p>
          </table:table-cell>
          <table:table-cell office:value-type="date" office:date-value="2012-03-28">
            <text:p>3/28/2012</text:p>
          </table:table-cell>
          <table:table-cell office:value-type="string">
            <text:p>CAELUM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LUFENUROM 5 EC</text:p>
          </table:table-cell>
          <table:table-cell table:style-name="ce2" office:value-type="string">
            <text:p>5.79</text:p>
          </table:table-cell>
          <table:table-cell office:value-type="date" office:date-value="2012-03-28">
            <text:p>3/28/2012</text:p>
          </table:table-cell>
          <table:table-cell office:value-type="string">
            <text:p>CAELUM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LUFENUROM 5 EC</text:p>
          </table:table-cell>
          <table:table-cell table:style-name="ce2" office:value-type="float" office:value="12">
            <text:p>12</text:p>
          </table:table-cell>
          <table:table-cell office:value-type="date" office:date-value="2012-03-28">
            <text:p>3/28/2012</text:p>
          </table:table-cell>
          <table:table-cell office:value-type="string">
            <text:p>CAELUM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float" office:value="12">
            <text:p>12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string">
            <text:p>15.10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float" office:value="23">
            <text:p>23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string">
            <text:p>12.55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DIFLUBENZUROM 25 + LAMBDACIALOTRINA 10 WP</text:p>
          </table:table-cell>
          <table:table-cell table:style-name="ce2" office:value-type="float" office:value="22">
            <text:p>22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AZOXISTROBINA 25 + FLUTRIAFOL 25 SC</text:p>
          </table:table-cell>
          <table:table-cell office:value-type="string">
            <text:p>19.8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AZOXISTROBINA 25 + FLUTRIAFOL 25 SC</text:p>
          </table:table-cell>
          <table:table-cell table:style-name="ce3" office:value-type="string">
            <text:p>21.20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AZOXISTROBINA 25 + FLUTRIAFOL 25 SC</text:p>
          </table:table-cell>
          <table:table-cell table:style-name="ce2" office:value-type="float" office:value="45">
            <text:p>45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AZOXISTROBINA 25 + FLUTRIAFOL 25 SC</text:p>
          </table:table-cell>
          <table:table-cell table:style-name="ce2" office:value-type="float" office:value="23">
            <text:p>23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AZOXISTROBINA 25 + FLUTRIAFOL 25 SC</text:p>
          </table:table-cell>
          <table:table-cell table:style-name="ce2" office:value-type="float" office:value="42">
            <text:p>42</text:p>
          </table:table-cell>
          <table:table-cell office:value-type="date" office:date-value="2013-02-14">
            <text:p>2/14/2013</text:p>
          </table:table-cell>
          <table:table-cell office:value-type="string">
            <text:p>CAELUM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LAMBDACIALOTRINA 5 EC</text:p>
          </table:table-cell>
          <table:table-cell office:value-type="string">
            <text:p>4.39</text:p>
          </table:table-cell>
          <table:table-cell office:value-type="date" office:date-value="2012-09-26">
            <text:p>9/26/2012</text:p>
          </table:table-cell>
          <table:table-cell office:value-type="string">
            <text:p>CAELUM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LAMBDACIALOTRINA 5 EC</text:p>
          </table:table-cell>
          <table:table-cell office:value-type="string">
            <text:p>4.15</text:p>
          </table:table-cell>
          <table:table-cell office:value-type="date" office:date-value="2012-09-26">
            <text:p>9/26/2012</text:p>
          </table:table-cell>
          <table:table-cell office:value-type="string">
            <text:p>CAELUM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LAMBDACIALOTRINA 5 EC</text:p>
          </table:table-cell>
          <table:table-cell table:style-name="ce2" office:value-type="float" office:value="7">
            <text:p>7</text:p>
          </table:table-cell>
          <table:table-cell office:value-type="date" office:date-value="2012-09-26">
            <text:p>9/26/2012</text:p>
          </table:table-cell>
          <table:table-cell office:value-type="string">
            <text:p>CAELUM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LAMBDACIALOTRINA 5 EC</text:p>
          </table:table-cell>
          <table:table-cell office:value-type="string">
            <text:p>4.15</text:p>
          </table:table-cell>
          <table:table-cell office:value-type="date" office:date-value="2012-09-26">
            <text:p>9/26/2012</text:p>
          </table:table-cell>
          <table:table-cell office:value-type="string">
            <text:p>CAELUM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LAMBDACIALOTRINA 5 EC</text:p>
          </table:table-cell>
          <table:table-cell office:value-type="string">
            <text:p>7.7</text:p>
          </table:table-cell>
          <table:table-cell office:value-type="date" office:date-value="2012-09-26">
            <text:p>9/26/2012</text:p>
          </table:table-cell>
          <table:table-cell office:value-type="string">
            <text:p>CAELUM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CARBOXINA 20 + TIRAM 20 FS</text:p>
          </table:table-cell>
          <table:table-cell office:value-type="string">
            <text:p>4.83</text:p>
          </table:table-cell>
          <table:table-cell office:value-type="date" office:date-value="2012-06-15">
            <text:p>6/15/2012</text:p>
          </table:table-cell>
          <table:table-cell office:value-type="string">
            <text:p>SOLARIS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CARBOXINA 20 + TIRAM 20 FS</text:p>
          </table:table-cell>
          <table:table-cell office:value-type="string">
            <text:p>4.9</text:p>
          </table:table-cell>
          <table:table-cell office:value-type="date" office:date-value="2012-06-15">
            <text:p>6/15/2012</text:p>
          </table:table-cell>
          <table:table-cell office:value-type="string">
            <text:p>SOLARIS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CARBOXINA 20 + TIRAM 20 FS</text:p>
          </table:table-cell>
          <table:table-cell office:value-type="string">
            <text:p>6.12</text:p>
          </table:table-cell>
          <table:table-cell office:value-type="date" office:date-value="2012-06-15">
            <text:p>6/15/2012</text:p>
          </table:table-cell>
          <table:table-cell office:value-type="string">
            <text:p>SOLARIS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CARBOXINA 20 + TIRAM 20 FS</text:p>
          </table:table-cell>
          <table:table-cell office:value-type="string">
            <text:p>4.83</text:p>
          </table:table-cell>
          <table:table-cell office:value-type="date" office:date-value="2012-06-15">
            <text:p>6/15/2012</text:p>
          </table:table-cell>
          <table:table-cell office:value-type="string">
            <text:p>SOLARIS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CARBOXINA 20 + TIRAM 20 FS</text:p>
          </table:table-cell>
          <table:table-cell office:value-type="string">
            <text:p>6.14</text:p>
          </table:table-cell>
          <table:table-cell office:value-type="date" office:date-value="2012-06-15">
            <text:p>6/15/2012</text:p>
          </table:table-cell>
          <table:table-cell office:value-type="string">
            <text:p>SOLARIS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CLODINAFOPE-PROPARGIL 24 + CLOQUINTOCET 6 EC</text:p>
          </table:table-cell>
          <table:table-cell office:value-type="string">
            <text:p>15.63</text:p>
          </table:table-cell>
          <table:table-cell office:value-type="date" office:date-value="2012-09-25">
            <text:p>9/25/2012</text:p>
          </table:table-cell>
          <table:table-cell office:value-type="string">
            <text:p>SOLARIS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CLODINAFOPE-PROPARGIL 24 + CLOQUINTOCET 6 EC</text:p>
          </table:table-cell>
          <table:table-cell office:value-type="string">
            <text:p>25.8</text:p>
          </table:table-cell>
          <table:table-cell office:value-type="date" office:date-value="2012-09-25">
            <text:p>9/25/2012</text:p>
          </table:table-cell>
          <table:table-cell office:value-type="string">
            <text:p>SOLARIS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CLODINAFOPE-PROPARGIL 24 + CLOQUINTOCET 6 EC</text:p>
          </table:table-cell>
          <table:table-cell office:value-type="string">
            <text:p>19.8</text:p>
          </table:table-cell>
          <table:table-cell office:value-type="date" office:date-value="2012-09-25">
            <text:p>9/25/2012</text:p>
          </table:table-cell>
          <table:table-cell office:value-type="string">
            <text:p>SOLARIS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CLODINAFOPE-PROPARGIL 24 + CLOQUINTOCET 6 EC</text:p>
          </table:table-cell>
          <table:table-cell office:value-type="string">
            <text:p>29.17</text:p>
          </table:table-cell>
          <table:table-cell office:value-type="date" office:date-value="2012-09-25">
            <text:p>9/25/2012</text:p>
          </table:table-cell>
          <table:table-cell office:value-type="string">
            <text:p>SOLARIS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CLORPIRIFOS 48 EC</text:p>
          </table:table-cell>
          <table:table-cell office:value-type="string">
            <text:p>4.9</text:p>
          </table:table-cell>
          <table:table-cell office:value-type="date" office:date-value="2012-08-10">
            <text:p>8/10/2012</text:p>
          </table:table-cell>
          <table:table-cell office:value-type="string">
            <text:p>SOLARIS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CLORPIRIFOS 48 EC</text:p>
          </table:table-cell>
          <table:table-cell office:value-type="string">
            <text:p>5.15</text:p>
          </table:table-cell>
          <table:table-cell office:value-type="date" office:date-value="2012-08-10">
            <text:p>8/10/2012</text:p>
          </table:table-cell>
          <table:table-cell office:value-type="string">
            <text:p>SOLARIS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CLORPIRIFOS 48 EC</text:p>
          </table:table-cell>
          <table:table-cell office:value-type="string">
            <text:p>5.85</text:p>
          </table:table-cell>
          <table:table-cell office:value-type="date" office:date-value="2012-08-10">
            <text:p>8/10/2012</text:p>
          </table:table-cell>
          <table:table-cell office:value-type="string">
            <text:p>SOLARIS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CLORPIRIFOS 48 EC</text:p>
          </table:table-cell>
          <table:table-cell office:value-type="string">
            <text:p>4.68</text:p>
          </table:table-cell>
          <table:table-cell office:value-type="date" office:date-value="2012-08-10">
            <text:p>8/10/2012</text:p>
          </table:table-cell>
          <table:table-cell office:value-type="string">
            <text:p>SOLARIS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CLORPIRIFOS 48 EC</text:p>
          </table:table-cell>
          <table:table-cell office:value-type="string">
            <text:p>5.53</text:p>
          </table:table-cell>
          <table:table-cell office:value-type="date" office:date-value="2012-08-10">
            <text:p>8/10/2012</text:p>
          </table:table-cell>
          <table:table-cell office:value-type="string">
            <text:p>SOLARIS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GLIFOSATO 48 SL</text:p>
          </table:table-cell>
          <table:table-cell office:value-type="string">
            <text:p>2.4</text:p>
          </table:table-cell>
          <table:table-cell office:value-type="date" office:date-value="2012-07-03">
            <text:p>7/3/2012</text:p>
          </table:table-cell>
          <table:table-cell office:value-type="string">
            <text:p>SOLARIS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GLIFOSATO 48 SL</text:p>
          </table:table-cell>
          <table:table-cell table:style-name="ce2" office:value-type="float" office:value="3">
            <text:p>3</text:p>
          </table:table-cell>
          <table:table-cell office:value-type="date" office:date-value="2012-07-03">
            <text:p>7/3/2012</text:p>
          </table:table-cell>
          <table:table-cell office:value-type="string">
            <text:p>SOLARIS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GLIFOSATO 48 SL</text:p>
          </table:table-cell>
          <table:table-cell office:value-type="string">
            <text:p>2.22</text:p>
          </table:table-cell>
          <table:table-cell office:value-type="date" office:date-value="2012-07-03">
            <text:p>7/3/2012</text:p>
          </table:table-cell>
          <table:table-cell office:value-type="string">
            <text:p>SOLARIS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GLIFOSATO 48 SL</text:p>
          </table:table-cell>
          <table:table-cell office:value-type="string">
            <text:p>3.1</text:p>
          </table:table-cell>
          <table:table-cell office:value-type="date" office:date-value="2012-07-03">
            <text:p>7/3/2012</text:p>
          </table:table-cell>
          <table:table-cell office:value-type="string">
            <text:p>SOLARIS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GLIFOSATO 48 SL</text:p>
          </table:table-cell>
          <table:table-cell office:value-type="string">
            <text:p>2.5</text:p>
          </table:table-cell>
          <table:table-cell office:value-type="date" office:date-value="2012-07-03">
            <text:p>7/3/2012</text:p>
          </table:table-cell>
          <table:table-cell office:value-type="string">
            <text:p>SOLARIS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GLIFOSATO 48 SL</text:p>
          </table:table-cell>
          <table:table-cell office:value-type="string">
            <text:p>2.8</text:p>
          </table:table-cell>
          <table:table-cell office:value-type="date" office:date-value="2012-07-03">
            <text:p>7/3/2012</text:p>
          </table:table-cell>
          <table:table-cell office:value-type="string">
            <text:p>SOLARIS</text:p>
          </table:table-cell>
          <table:table-cell office:value-type="string">
            <text:p>BP</text:p>
          </table:table-cell>
        </table:table-row>
        <table:table-row table:style-name="ro2">
          <table:table-cell office:value-type="string">
            <text:p>IMIDACLOPRIDO 42 + LAMBDACIALOTRINA 6 WP</text:p>
          </table:table-cell>
          <table:table-cell table:style-name="ce2" office:value-type="string">
            <text:p>15.8</text:p>
          </table:table-cell>
          <table:table-cell office:value-type="date" office:date-value="2012-07-22">
            <text:p>7/22/2012</text:p>
          </table:table-cell>
          <table:table-cell office:value-type="string">
            <text:p>SOLARIS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IMIDACLOPRIDO 42 + LAMBDACIALOTRINA 6 WP</text:p>
          </table:table-cell>
          <table:table-cell table:style-name="ce4" office:value-type="string">
            <text:p>14.73</text:p>
          </table:table-cell>
          <table:table-cell office:value-type="date" office:date-value="2012-07-22">
            <text:p>7/22/2012</text:p>
          </table:table-cell>
          <table:table-cell office:value-type="string">
            <text:p>SOLARIS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IMIDACLOPRIDO 42 + LAMBDACIALOTRINA 6 WP</text:p>
          </table:table-cell>
          <table:table-cell table:style-name="ce2" office:value-type="string">
            <text:p>21.37</text:p>
          </table:table-cell>
          <table:table-cell office:value-type="date" office:date-value="2012-07-22">
            <text:p>7/22/2012</text:p>
          </table:table-cell>
          <table:table-cell office:value-type="string">
            <text:p>SOLARIS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IMIDACLOPRIDO 42 + LAMBDACIALOTRINA 6 WP</text:p>
          </table:table-cell>
          <table:table-cell table:style-name="ce2" office:value-type="float" office:value="15">
            <text:p>15</text:p>
          </table:table-cell>
          <table:table-cell office:value-type="date" office:date-value="2012-07-22">
            <text:p>7/22/2012</text:p>
          </table:table-cell>
          <table:table-cell office:value-type="string">
            <text:p>SOLARIS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string">
            <text:p>IMIDACLOPRIDO 42 + LAMBDACIALOTRINA 6 WP</text:p>
          </table:table-cell>
          <table:table-cell table:style-name="ce2" office:value-type="string">
            <text:p>21.13</text:p>
          </table:table-cell>
          <table:table-cell office:value-type="date" office:date-value="2012-07-22">
            <text:p>7/22/2012</text:p>
          </table:table-cell>
          <table:table-cell office:value-type="string">
            <text:p>SOLARIS</text:p>
          </table:table-cell>
          <table:table-cell office:value-type="string">
            <text:p>BP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1 </meta:initial-creator>
    <meta:creation-date>2013-02-21T13:11:17</meta:creation-date>
    <dc:date>2013-02-21T13:15:58</dc:date>
    <dc:creator>ubuntu1 </dc:creator>
    <meta:editing-duration>P0D</meta:editing-duration>
    <meta:editing-cycles>1</meta:editing-cycles>
    <meta:document-statistic meta:table-count="3" meta:cell-count="595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124" number:language="en" number:country="US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124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0.798cm" svg:y="3.258cm" style:legend-expansion="high" chart:style-name="ch2"/>
        <chart:plot-area chart:style-name="ch3" table:cell-range-address="Sheet1.A1:Sheet1.E119" chart:data-source-has-labels="both" svg:x="0.769cm" svg:y="0.855cm" svg:width="9.391cm" svg:height="7.551cm">
          <chartooo:coordinate-region svg:x="2.131cm" svg:y="1.055cm" svg:width="6.675cm" svg:height="6.306cm"/>
          <chart:axis chart:dimension="x" chart:name="primary-x" chart:style-name="ch4" chartooo:axis-type="auto">
            <chartooo:date-scale/>
            <chart:categories table:cell-range-address="Sheet1.A4:Sheet1.A1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19" chart:label-cell-address="Sheet1.B1:Sheet1.B3" chart:class="chart:bar">
            <chart:data-point chart:repeated="116"/>
          </chart:series>
          <chart:series chart:style-name="ch8" chart:values-cell-range-address="Sheet1.C4:Sheet1.C119" chart:label-cell-address="Sheet1.C1:Sheet1.C3" chart:class="chart:bar">
            <chart:data-point chart:repeated="116"/>
          </chart:series>
          <chart:series chart:style-name="ch9" chart:values-cell-range-address="Sheet1.D4:Sheet1.D119" chart:label-cell-address="Sheet1.D1:Sheet1.D3" chart:class="chart:bar">
            <chart:data-point chart:repeated="116"/>
          </chart:series>
          <chart:series chart:style-name="ch10" chart:values-cell-range-address="Sheet1.E4:Sheet1.E119" chart:label-cell-address="Sheet1.E1:Sheet1.E3" chart:class="chart:bar">
            <chart:data-point chart:repeated="1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_price 9.5 7.22</text:p>
                <text:list>
                  <text:list-item>
                    <text:p>usd_price</text:p>
                  </text:list-item>
                  <text:list-item>
                    <text:p>9.5</text:p>
                  </text:list-item>
                  <text:list-item>
                    <text:p>7.22</text:p>
                  </text:list-item>
                </text:list>
                <draw:g>
                  <svg:desc>Sheet1.B1:Sheet1.B3</svg:desc>
                </draw:g>
              </table:table-cell>
              <table:table-cell office:value-type="string">
                <text:p>price_date 4/3/2012 4/3/2012</text:p>
                <text:list>
                  <text:list-item>
                    <text:p>price_date</text:p>
                  </text:list-item>
                  <text:list-item>
                    <text:p>4/3/2012</text:p>
                  </text:list-item>
                  <text:list-item>
                    <text:p>4/3/2012</text:p>
                  </text:list-item>
                </text:list>
                <draw:g>
                  <svg:desc>Sheet1.C1:Sheet1.C3</svg:desc>
                </draw:g>
              </table:table-cell>
              <table:table-cell office:value-type="string">
                <text:p>operative AGROTEC AGROTEC</text:p>
                <text:list>
                  <text:list-item>
                    <text:p>operative</text:p>
                  </text:list-item>
                  <text:list-item>
                    <text:p>AGROTEC</text:p>
                  </text:list-item>
                  <text:list-item>
                    <text:p>AGROTEC</text:p>
                  </text:list-item>
                </text:list>
                <draw:g>
                  <svg:desc>Sheet1.D1:Sheet1.D3</svg:desc>
                </draw:g>
              </table:table-cell>
              <table:table-cell office:value-type="string">
                <text:p>price_type_id/id Q E</text:p>
                <text:list>
                  <text:list-item>
                    <text:p>price_type_id/id</text:p>
                  </text:list-item>
                  <text:list-item>
                    <text:p>Q</text:p>
                  </text:list-item>
                  <text:list-item>
                    <text:p>E</text:p>
                  </text:list-item>
                </text:list>
                <draw:g>
                  <svg:desc>Sheet1.E1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EFATE 97 WP</text:p>
                <draw:g>
                  <svg:desc>Sheet1.A4:Sheet1.A119</svg:desc>
                </draw:g>
              </table:table-cell>
              <table:table-cell office:value-type="float" office:value="13">
                <text:p>13</text:p>
                <draw:g>
                  <svg:desc>Sheet1.B4:Sheet1.B119</svg:desc>
                </draw:g>
              </table:table-cell>
              <table:table-cell office:value-type="float" office:value="41002">
                <text:p>41002</text:p>
                <draw:g>
                  <svg:desc>Sheet1.C4:Sheet1.C119</svg:desc>
                </draw:g>
              </table:table-cell>
              <table:table-cell office:value-type="float" office:value="NaN">
                <text:p>NaN</text:p>
                <draw:g>
                  <svg:desc>Sheet1.D4:Sheet1.D119</svg:desc>
                </draw:g>
              </table:table-cell>
              <table:table-cell office:value-type="float" office:value="NaN">
                <text:p>NaN</text:p>
                <draw:g>
                  <svg:desc>Sheet1.E4:Sheet1.E119</svg:desc>
                </draw:g>
              </table:table-cell>
            </table:table-row>
            <table:table-row>
              <table:table-cell office:value-type="string">
                <text:p>ACEFATE 97 WP</text:p>
              </table:table-cell>
              <table:table-cell office:value-type="float" office:value="NaN">
                <text:p>NaN</text:p>
              </table:table-cell>
              <table:table-cell office:value-type="float" office:value="41002">
                <text:p>4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EFATE 97 WP</text:p>
              </table:table-cell>
              <table:table-cell office:value-type="float" office:value="NaN">
                <text:p>NaN</text:p>
              </table:table-cell>
              <table:table-cell office:value-type="float" office:value="41002">
                <text:p>4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ETRINA 50 SC</text:p>
              </table:table-cell>
              <table:table-cell office:value-type="float" office:value="NaN">
                <text:p>NaN</text:p>
              </table:table-cell>
              <table:table-cell office:value-type="float" office:value="41116">
                <text:p>4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ETRINA 50 SC</text:p>
              </table:table-cell>
              <table:table-cell office:value-type="float" office:value="7">
                <text:p>7</text:p>
              </table:table-cell>
              <table:table-cell office:value-type="float" office:value="41116">
                <text:p>4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ETRINA 50 SC</text:p>
              </table:table-cell>
              <table:table-cell office:value-type="float" office:value="NaN">
                <text:p>NaN</text:p>
              </table:table-cell>
              <table:table-cell office:value-type="float" office:value="41116">
                <text:p>4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ETRINA 50 SC</text:p>
              </table:table-cell>
              <table:table-cell office:value-type="float" office:value="NaN">
                <text:p>NaN</text:p>
              </table:table-cell>
              <table:table-cell office:value-type="float" office:value="41116">
                <text:p>4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RAZINA 90 WG</text:p>
              </table:table-cell>
              <table:table-cell office:value-type="float" office:value="NaN">
                <text:p>NaN</text:p>
              </table:table-cell>
              <table:table-cell office:value-type="float" office:value="41488">
                <text:p>4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RAZINA 90 WG</text:p>
              </table:table-cell>
              <table:table-cell office:value-type="float" office:value="NaN">
                <text:p>NaN</text:p>
              </table:table-cell>
              <table:table-cell office:value-type="float" office:value="41488">
                <text:p>4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RAZINA 90 WG</text:p>
              </table:table-cell>
              <table:table-cell office:value-type="float" office:value="NaN">
                <text:p>NaN</text:p>
              </table:table-cell>
              <table:table-cell office:value-type="float" office:value="41488">
                <text:p>4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RAZINA 90 WG</text:p>
              </table:table-cell>
              <table:table-cell office:value-type="float" office:value="NaN">
                <text:p>NaN</text:p>
              </table:table-cell>
              <table:table-cell office:value-type="float" office:value="41488">
                <text:p>4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RAZINA 45 + SIMAZINA 45 WG</text:p>
              </table:table-cell>
              <table:table-cell office:value-type="float" office:value="NaN">
                <text:p>NaN</text:p>
              </table:table-cell>
              <table:table-cell office:value-type="float" office:value="41480">
                <text:p>4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RAZINA 45 + SIMAZINA 45 WG</text:p>
              </table:table-cell>
              <table:table-cell office:value-type="float" office:value="NaN">
                <text:p>NaN</text:p>
              </table:table-cell>
              <table:table-cell office:value-type="float" office:value="41480">
                <text:p>4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RAZINA 45 + SIMAZINA 45 WG</text:p>
              </table:table-cell>
              <table:table-cell office:value-type="float" office:value="NaN">
                <text:p>NaN</text:p>
              </table:table-cell>
              <table:table-cell office:value-type="float" office:value="41480">
                <text:p>4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RAZINA 45 + SIMAZINA 45 WG</text:p>
              </table:table-cell>
              <table:table-cell office:value-type="float" office:value="NaN">
                <text:p>NaN</text:p>
              </table:table-cell>
              <table:table-cell office:value-type="float" office:value="41480">
                <text:p>4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RAZINA 45 + SIMAZINA 45 WG</text:p>
              </table:table-cell>
              <table:table-cell office:value-type="float" office:value="NaN">
                <text:p>NaN</text:p>
              </table:table-cell>
              <table:table-cell office:value-type="float" office:value="41480">
                <text:p>4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ETODIM 24 EC</text:p>
              </table:table-cell>
              <table:table-cell office:value-type="float" office:value="NaN">
                <text:p>NaN</text:p>
              </table:table-cell>
              <table:table-cell office:value-type="float" office:value="41361">
                <text:p>4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ETODIM 24 EC</text:p>
              </table:table-cell>
              <table:table-cell office:value-type="float" office:value="NaN">
                <text:p>NaN</text:p>
              </table:table-cell>
              <table:table-cell office:value-type="float" office:value="41361">
                <text:p>4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ETODIM 24 EC</text:p>
              </table:table-cell>
              <table:table-cell office:value-type="float" office:value="NaN">
                <text:p>NaN</text:p>
              </table:table-cell>
              <table:table-cell office:value-type="float" office:value="41361">
                <text:p>4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ETODIM 24 EC</text:p>
              </table:table-cell>
              <table:table-cell office:value-type="float" office:value="13">
                <text:p>13</text:p>
              </table:table-cell>
              <table:table-cell office:value-type="float" office:value="41361">
                <text:p>4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ETODIM 24 EC</text:p>
              </table:table-cell>
              <table:table-cell office:value-type="float" office:value="NaN">
                <text:p>NaN</text:p>
              </table:table-cell>
              <table:table-cell office:value-type="float" office:value="41361">
                <text:p>4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ETODIM 24 EC</text:p>
              </table:table-cell>
              <table:table-cell office:value-type="float" office:value="8">
                <text:p>8</text:p>
              </table:table-cell>
              <table:table-cell office:value-type="float" office:value="41361">
                <text:p>4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PRONIL 25 FS</text:p>
              </table:table-cell>
              <table:table-cell office:value-type="float" office:value="28">
                <text:p>28</text:p>
              </table:table-cell>
              <table:table-cell office:value-type="float" office:value="40999">
                <text:p>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PRONIL 25 FS</text:p>
              </table:table-cell>
              <table:table-cell office:value-type="float" office:value="NaN">
                <text:p>NaN</text:p>
              </table:table-cell>
              <table:table-cell office:value-type="float" office:value="40999">
                <text:p>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PRONIL 25 FS</text:p>
              </table:table-cell>
              <table:table-cell office:value-type="float" office:value="20">
                <text:p>20</text:p>
              </table:table-cell>
              <table:table-cell office:value-type="float" office:value="40999">
                <text:p>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PRONIL 25 FS</text:p>
              </table:table-cell>
              <table:table-cell office:value-type="float" office:value="NaN">
                <text:p>NaN</text:p>
              </table:table-cell>
              <table:table-cell office:value-type="float" office:value="40999">
                <text:p>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PRONIL 25 FS</text:p>
              </table:table-cell>
              <table:table-cell office:value-type="float" office:value="NaN">
                <text:p>NaN</text:p>
              </table:table-cell>
              <table:table-cell office:value-type="float" office:value="40999">
                <text:p>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PRONIL 25 FS</text:p>
              </table:table-cell>
              <table:table-cell office:value-type="float" office:value="NaN">
                <text:p>NaN</text:p>
              </table:table-cell>
              <table:table-cell office:value-type="float" office:value="40999">
                <text:p>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75,7 SG</text:p>
              </table:table-cell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75,7 SG</text:p>
              </table:table-cell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75,7 SG</text:p>
              </table:table-cell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75,7 SG</text:p>
              </table:table-cell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75,7 SG</text:p>
              </table:table-cell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35 SC</text:p>
              </table:table-cell>
              <table:table-cell office:value-type="float" office:value="11">
                <text:p>11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35 SC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35 SC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35 SC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35 SC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70 WS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70 WS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70 WS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70 WS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70 WS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70 WS</text:p>
              </table:table-cell>
              <table:table-cell office:value-type="float" office:value="NaN">
                <text:p>NaN</text:p>
              </table:table-cell>
              <table:table-cell office:value-type="float" office:value="41164">
                <text:p>4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AQUATE 24 SL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AQUATE 24 SL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AQUATE 24 SL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AQUATE 24 SL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AQUATE 24 SL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AQUATE 24 SL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ODICARBE 35 SC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ODICARBE 35 SC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ODICARBE 35 SC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ODICARBE 35 SC</text:p>
              </table:table-cell>
              <table:table-cell office:value-type="float" office:value="15">
                <text:p>15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ODICARBE 35 SC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ODICARBE 35 SC</text:p>
              </table:table-cell>
              <table:table-cell office:value-type="float" office:value="NaN">
                <text:p>NaN</text:p>
              </table:table-cell>
              <table:table-cell office:value-type="float" office:value="41169">
                <text:p>4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12">
                <text:p>12</text:p>
              </table:table-cell>
              <table:table-cell office:value-type="float" office:value="41002">
                <text:p>4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NaN">
                <text:p>NaN</text:p>
              </table:table-cell>
              <table:table-cell office:value-type="float" office:value="41002">
                <text:p>4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23">
                <text:p>23</text:p>
              </table:table-cell>
              <table:table-cell office:value-type="float" office:value="41002">
                <text:p>4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NaN">
                <text:p>NaN</text:p>
              </table:table-cell>
              <table:table-cell office:value-type="float" office:value="41002">
                <text:p>4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22">
                <text:p>22</text:p>
              </table:table-cell>
              <table:table-cell office:value-type="float" office:value="41002">
                <text:p>4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UTRIAFOL 20 + CARBENDAZIM 50 WG</text:p>
              </table:table-cell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UTRIAFOL 20 + CARBENDAZIM 50 WG</text:p>
              </table:table-cell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UTRIAFOL 20 + CARBENDAZIM 50 WG</text:p>
              </table:table-cell>
              <table:table-cell office:value-type="float" office:value="16">
                <text:p>16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UTRIAFOL 20 + CARBENDAZIM 50 WG</text:p>
              </table:table-cell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UTRIAFOL 20 + CARBENDAZIM 50 WG</text:p>
              </table:table-cell>
              <table:table-cell office:value-type="float" office:value="15">
                <text:p>15</text:p>
              </table:table-cell>
              <table:table-cell office:value-type="float" office:value="41136">
                <text:p>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BUCONAZOLE 43 SC</text:p>
              </table:table-cell>
              <table:table-cell office:value-type="float" office:value="NaN">
                <text:p>NaN</text:p>
              </table:table-cell>
              <table:table-cell office:value-type="float" office:value="41091">
                <text:p>4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BUCONAZOLE 43 SC</text:p>
              </table:table-cell>
              <table:table-cell office:value-type="float" office:value="NaN">
                <text:p>NaN</text:p>
              </table:table-cell>
              <table:table-cell office:value-type="float" office:value="41091">
                <text:p>4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BUCONAZOLE 43 SC</text:p>
              </table:table-cell>
              <table:table-cell office:value-type="float" office:value="12">
                <text:p>12</text:p>
              </table:table-cell>
              <table:table-cell office:value-type="float" office:value="41091">
                <text:p>4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BUCONAZOLE 43 SC</text:p>
              </table:table-cell>
              <table:table-cell office:value-type="float" office:value="NaN">
                <text:p>NaN</text:p>
              </table:table-cell>
              <table:table-cell office:value-type="float" office:value="41091">
                <text:p>4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BUCONAZOLE 43 SC</text:p>
              </table:table-cell>
              <table:table-cell office:value-type="float" office:value="11">
                <text:p>11</text:p>
              </table:table-cell>
              <table:table-cell office:value-type="float" office:value="41091">
                <text:p>4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FENUROM 5 EC</text:p>
              </table:table-cell>
              <table:table-cell office:value-type="float" office:value="NaN">
                <text:p>NaN</text:p>
              </table:table-cell>
              <table:table-cell office:value-type="float" office:value="40996">
                <text:p>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FENUROM 5 EC</text:p>
              </table:table-cell>
              <table:table-cell office:value-type="float" office:value="6">
                <text:p>6</text:p>
              </table:table-cell>
              <table:table-cell office:value-type="float" office:value="40996">
                <text:p>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FENUROM 5 EC</text:p>
              </table:table-cell>
              <table:table-cell office:value-type="float" office:value="NaN">
                <text:p>NaN</text:p>
              </table:table-cell>
              <table:table-cell office:value-type="float" office:value="40996">
                <text:p>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FENUROM 5 EC</text:p>
              </table:table-cell>
              <table:table-cell office:value-type="float" office:value="NaN">
                <text:p>NaN</text:p>
              </table:table-cell>
              <table:table-cell office:value-type="float" office:value="40996">
                <text:p>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FENUROM 5 EC</text:p>
              </table:table-cell>
              <table:table-cell office:value-type="float" office:value="12">
                <text:p>12</text:p>
              </table:table-cell>
              <table:table-cell office:value-type="float" office:value="40996">
                <text:p>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12">
                <text:p>12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NaN">
                <text:p>NaN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23">
                <text:p>23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NaN">
                <text:p>NaN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LUBENZUROM 25 + LAMBDACIALOTRINA 10 WP</text:p>
              </table:table-cell>
              <table:table-cell office:value-type="float" office:value="22">
                <text:p>22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ZOXISTROBINA 25 + FLUTRIAFOL 25 SC</text:p>
              </table:table-cell>
              <table:table-cell office:value-type="float" office:value="NaN">
                <text:p>NaN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ZOXISTROBINA 25 + FLUTRIAFOL 25 SC</text:p>
              </table:table-cell>
              <table:table-cell office:value-type="float" office:value="NaN">
                <text:p>NaN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ZOXISTROBINA 25 + FLUTRIAFOL 25 SC</text:p>
              </table:table-cell>
              <table:table-cell office:value-type="float" office:value="45">
                <text:p>45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ZOXISTROBINA 25 + FLUTRIAFOL 25 SC</text:p>
              </table:table-cell>
              <table:table-cell office:value-type="float" office:value="23">
                <text:p>23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ZOXISTROBINA 25 + FLUTRIAFOL 25 SC</text:p>
              </table:table-cell>
              <table:table-cell office:value-type="float" office:value="42">
                <text:p>42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MBDACIALOTRINA 5 EC</text:p>
              </table:table-cell>
              <table:table-cell office:value-type="float" office:value="NaN">
                <text:p>NaN</text:p>
              </table:table-cell>
              <table:table-cell office:value-type="float" office:value="41178">
                <text:p>4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MBDACIALOTRINA 5 EC</text:p>
              </table:table-cell>
              <table:table-cell office:value-type="float" office:value="NaN">
                <text:p>NaN</text:p>
              </table:table-cell>
              <table:table-cell office:value-type="float" office:value="41178">
                <text:p>4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MBDACIALOTRINA 5 EC</text:p>
              </table:table-cell>
              <table:table-cell office:value-type="float" office:value="7">
                <text:p>7</text:p>
              </table:table-cell>
              <table:table-cell office:value-type="float" office:value="41178">
                <text:p>4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MBDACIALOTRINA 5 EC</text:p>
              </table:table-cell>
              <table:table-cell office:value-type="float" office:value="NaN">
                <text:p>NaN</text:p>
              </table:table-cell>
              <table:table-cell office:value-type="float" office:value="41178">
                <text:p>4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MBDACIALOTRINA 5 EC</text:p>
              </table:table-cell>
              <table:table-cell office:value-type="float" office:value="NaN">
                <text:p>NaN</text:p>
              </table:table-cell>
              <table:table-cell office:value-type="float" office:value="41178">
                <text:p>4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RBOXINA 20 + TIRAM 20 FS</text:p>
              </table:table-cell>
              <table:table-cell office:value-type="float" office:value="NaN">
                <text:p>NaN</text:p>
              </table:table-cell>
              <table:table-cell office:value-type="float" office:value="41075">
                <text:p>4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RBOXINA 20 + TIRAM 20 FS</text:p>
              </table:table-cell>
              <table:table-cell office:value-type="float" office:value="NaN">
                <text:p>NaN</text:p>
              </table:table-cell>
              <table:table-cell office:value-type="float" office:value="41075">
                <text:p>4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RBOXINA 20 + TIRAM 20 FS</text:p>
              </table:table-cell>
              <table:table-cell office:value-type="float" office:value="NaN">
                <text:p>NaN</text:p>
              </table:table-cell>
              <table:table-cell office:value-type="float" office:value="41075">
                <text:p>4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RBOXINA 20 + TIRAM 20 FS</text:p>
              </table:table-cell>
              <table:table-cell office:value-type="float" office:value="NaN">
                <text:p>NaN</text:p>
              </table:table-cell>
              <table:table-cell office:value-type="float" office:value="41075">
                <text:p>4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RBOXINA 20 + TIRAM 20 FS</text:p>
              </table:table-cell>
              <table:table-cell office:value-type="float" office:value="NaN">
                <text:p>NaN</text:p>
              </table:table-cell>
              <table:table-cell office:value-type="float" office:value="41075">
                <text:p>4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DINAFOPE-PROPARGIL 24 + CLOQUINTOCET 6 EC</text:p>
              </table:table-cell>
              <table:table-cell office:value-type="float" office:value="NaN">
                <text:p>NaN</text:p>
              </table:table-cell>
              <table:table-cell office:value-type="float" office:value="41177">
                <text:p>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DINAFOPE-PROPARGIL 24 + CLOQUINTOCET 6 EC</text:p>
              </table:table-cell>
              <table:table-cell office:value-type="float" office:value="NaN">
                <text:p>NaN</text:p>
              </table:table-cell>
              <table:table-cell office:value-type="float" office:value="41177">
                <text:p>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DINAFOPE-PROPARGIL 24 + CLOQUINTOCET 6 EC</text:p>
              </table:table-cell>
              <table:table-cell office:value-type="float" office:value="NaN">
                <text:p>NaN</text:p>
              </table:table-cell>
              <table:table-cell office:value-type="float" office:value="41177">
                <text:p>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DINAFOPE-PROPARGIL 24 + CLOQUINTOCET 6 EC</text:p>
              </table:table-cell>
              <table:table-cell office:value-type="float" office:value="NaN">
                <text:p>NaN</text:p>
              </table:table-cell>
              <table:table-cell office:value-type="float" office:value="41177">
                <text:p>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RPIRIFOS 48 EC</text:p>
              </table:table-cell>
              <table:table-cell office:value-type="float" office:value="NaN">
                <text:p>NaN</text:p>
              </table:table-cell>
              <table:table-cell office:value-type="float" office:value="41131">
                <text:p>4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RPIRIFOS 48 EC</text:p>
              </table:table-cell>
              <table:table-cell office:value-type="float" office:value="NaN">
                <text:p>NaN</text:p>
              </table:table-cell>
              <table:table-cell office:value-type="float" office:value="41131">
                <text:p>4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RPIRIFOS 48 EC</text:p>
              </table:table-cell>
              <table:table-cell office:value-type="float" office:value="NaN">
                <text:p>NaN</text:p>
              </table:table-cell>
              <table:table-cell office:value-type="float" office:value="41131">
                <text:p>4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RPIRIFOS 48 EC</text:p>
              </table:table-cell>
              <table:table-cell office:value-type="float" office:value="NaN">
                <text:p>NaN</text:p>
              </table:table-cell>
              <table:table-cell office:value-type="float" office:value="41131">
                <text:p>4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RPIRIFOS 48 EC</text:p>
              </table:table-cell>
              <table:table-cell office:value-type="float" office:value="NaN">
                <text:p>NaN</text:p>
              </table:table-cell>
              <table:table-cell office:value-type="float" office:value="41131">
                <text:p>4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48 SL</text:p>
              </table:table-cell>
              <table:table-cell office:value-type="float" office:value="NaN">
                <text:p>NaN</text:p>
              </table:table-cell>
              <table:table-cell office:value-type="float" office:value="41093">
                <text:p>4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48 SL</text:p>
              </table:table-cell>
              <table:table-cell office:value-type="float" office:value="3">
                <text:p>3</text:p>
              </table:table-cell>
              <table:table-cell office:value-type="float" office:value="41093">
                <text:p>4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48 SL</text:p>
              </table:table-cell>
              <table:table-cell office:value-type="float" office:value="NaN">
                <text:p>NaN</text:p>
              </table:table-cell>
              <table:table-cell office:value-type="float" office:value="41093">
                <text:p>4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48 SL</text:p>
              </table:table-cell>
              <table:table-cell office:value-type="float" office:value="NaN">
                <text:p>NaN</text:p>
              </table:table-cell>
              <table:table-cell office:value-type="float" office:value="41093">
                <text:p>4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48 SL</text:p>
              </table:table-cell>
              <table:table-cell office:value-type="float" office:value="NaN">
                <text:p>NaN</text:p>
              </table:table-cell>
              <table:table-cell office:value-type="float" office:value="41093">
                <text:p>4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IFOSATO 48 SL</text:p>
              </table:table-cell>
              <table:table-cell office:value-type="float" office:value="NaN">
                <text:p>NaN</text:p>
              </table:table-cell>
              <table:table-cell office:value-type="float" office:value="41093">
                <text:p>4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42 + LAMBDACIALOTRINA 6 WP</text:p>
              </table:table-cell>
              <table:table-cell office:value-type="float" office:value="NaN">
                <text:p>NaN</text:p>
              </table:table-cell>
              <table:table-cell office:value-type="float" office:value="41112">
                <text:p>4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42 + LAMBDACIALOTRINA 6 WP</text:p>
              </table:table-cell>
              <table:table-cell office:value-type="float" office:value="NaN">
                <text:p>NaN</text:p>
              </table:table-cell>
              <table:table-cell office:value-type="float" office:value="41112">
                <text:p>4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42 + LAMBDACIALOTRINA 6 WP</text:p>
              </table:table-cell>
              <table:table-cell office:value-type="float" office:value="NaN">
                <text:p>NaN</text:p>
              </table:table-cell>
              <table:table-cell office:value-type="float" office:value="41112">
                <text:p>4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42 + LAMBDACIALOTRINA 6 WP</text:p>
              </table:table-cell>
              <table:table-cell office:value-type="float" office:value="15">
                <text:p>15</text:p>
              </table:table-cell>
              <table:table-cell office:value-type="float" office:value="41112">
                <text:p>4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IDACLOPRIDO 42 + LAMBDACIALOTRINA 6 WP</text:p>
              </table:table-cell>
              <table:table-cell office:value-type="float" office:value="NaN">
                <text:p>NaN</text:p>
              </table:table-cell>
              <table:table-cell office:value-type="float" office:value="41112">
                <text:p>4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